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62" style:family="table-cell" style:parent-style-name="Default">
      <style:table-cell-properties fo:border="0.74pt solid #000000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4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1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4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4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4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4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4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4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 ] = [ kg ] * [ m ]</text:p>
          </table:table-cell>
          <table:table-cell table:style-name="ce98" office:value-type="string" calcext:value-type="string">
            <text:p>kilogram meter</text:p>
          </table:table-cell>
          <table:table-cell table:style-name="ce98" office:value-type="string" calcext:value-type="string">
            <text:p>kg·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*m2 ] = [ kg ] * [ m2 ]</text:p>
          </table:table-cell>
          <table:table-cell table:style-name="ce98" office:value-type="string" calcext:value-type="string">
            <text:p>kilogram square meter</text:p>
          </table:table-cell>
          <table:table-cell table:style-name="ce98" office:value-type="string" calcext:value-type="string">
            <text:p>kg·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kg*m2 ] = [ kg*m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Radian?PerSquareSecond</text:p>
          </table:table-cell>
          <table:table-cell table:style-name="ce98" office:value-type="string" calcext:value-type="string">
            <text:p>alternative definition [ kg*m2 ] = [ J ] / [ rad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1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Joule?PerKilogram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162"/>
          <table:table-cell table:style-name="ce98" table:number-columns-repeated="5"/>
          <table:table-cell table:style-name="ce184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7" office:value-type="string" calcext:value-type="string">
            <text:p>TNewton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quareSecond</text:p>
          </table:table-cell>
          <table:table-cell table:style-name="ce98" office:value-type="string" calcext:value-type="string">
            <text:p>main definition [ N*m ] = [ kg*m2 ] * [ rad/s2 ]</text:p>
          </table:table-cell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2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162" table:number-columns-repeated="3"/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2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2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2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2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*s ] =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<text:span text:style-name="T2">·</text:span>s</text:p>
          </table:table-cell>
          <table:table-cell table:style-name="ce98" office:value-type="string" calcext:value-type="string">
            <text:p>newtonsecond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2/s ] = [ kg*m/s ] * [ m ]</text:p>
          </table:table-cell>
          <table:table-cell table:style-name="ce98" office:value-type="string" calcext:value-type="string">
            <text:p>kilogram square meter per second</text:p>
          </table:table-cell>
          <table:table-cell table:style-name="ce98" office:value-type="string" calcext:value-type="string">
            <text:p>kg·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alternative definition [ kg*m2/s ] = [ kg*m2 ] * [ rad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Default" table:number-columns-repeated="4"/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2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2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Pascal?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Pa*s ] = [ Pa ] / [ Hz ]</text:p>
          </table:table-cell>
          <table:table-cell table:style-name="ce98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2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2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2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2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2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2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energy: Ec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14" office:value-type="string" calcext:value-type="string">
            <text:p>// Kinetic energy: Ec = 0,5 * I * <text:span text:style-name="T2">ω</text:span>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2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3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2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2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2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2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1">Ω * m ]</text:span>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1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2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1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1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0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8:52:27.006000000</dc:date>
    <meta:editing-duration>P1DT10H53M30S</meta:editing-duration>
    <meta:editing-cycles>983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70" meta:object-count="0"/>
  </office:meta>
</office:document-meta>
</file>